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d9d9cd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cdcdcd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0cm" svg:y="-5cm"/>
          <draw:glue-point draw:id="6" svg:x="0cm" svg:y="5cm"/>
          <draw:glue-point draw:id="7" svg:x="5cm" svg:y="0cm"/>
          <draw:glue-point draw:id="8" svg:x="-4.5cm" svg:y="-4.5cm"/>
          <draw:polygon draw:style-name="gr1" draw:layer="layout" svg:width="1cm" svg:height="2cm" svg:x="0cm" svg:y="0cm" svg:viewBox="0 0 1001 2001" draw:points="100,0 900,0 1001,100 1001,1900 900,2001 100,2001 0,1900 0,100">
            <text:p/>
          </draw:polygon>
          <draw:polygon draw:style-name="gr2" draw:layer="layout" svg:width="1cm" svg:height="2cm" svg:x="0cm" svg:y="0cm" svg:viewBox="0 0 1001 2001" draw:points="100,0 900,0 1001,100 1001,1900 900,2001 100,2001 0,1900 0,100">
            <text:p/>
          </draw:polygon>
          <draw:polygon draw:style-name="gr3" draw:layer="layout" svg:width="0.8cm" svg:height="1.5cm" svg:x="0.1cm" svg:y="0.1cm" svg:viewBox="0 0 801 1501" draw:points="100,0 700,0 801,100 801,1400 700,1501 100,1501 0,1400 0,100">
            <text:p/>
          </draw:polygon>
          <draw:polygon draw:style-name="gr2" draw:layer="layout" svg:width="0.8cm" svg:height="1.5cm" svg:x="0.1cm" svg:y="0.1cm" svg:viewBox="0 0 801 1501" draw:points="100,0 700,0 801,100 801,1400 700,1501 100,1501 0,1400 0,100">
            <text:p/>
          </draw:polygon>
          <draw:circle draw:style-name="gr3" draw:layer="layout" svg:width="0.2cm" svg:height="0.2cm" svg:x="0.7cm" svg:y="1.7cm">
            <text:p/>
          </draw:circle>
          <draw:circle draw:style-name="gr2" draw:layer="layout" svg:width="0.2cm" svg:height="0.2cm" svg:x="0.7cm" svg:y="1.7cm">
            <text:p/>
          </draw:circle>
          <draw:circle draw:style-name="gr3" draw:layer="layout" svg:width="0.1cm" svg:height="0.1cm" svg:x="0.3cm" svg:y="1.8cm">
            <text:p/>
          </draw:circle>
          <draw:circle draw:style-name="gr2" draw:layer="layout" svg:width="0.1cm" svg:height="0.1cm" svg:x="0.3cm" svg:y="1.8cm">
            <text:p/>
          </draw:circle>
          <draw:circle draw:style-name="gr3" draw:layer="layout" svg:width="0.1cm" svg:height="0.1cm" svg:x="0.5cm" svg:y="1.8cm">
            <text:p/>
          </draw:circle>
          <draw:circle draw:style-name="gr2" draw:layer="layout" svg:width="0.1cm" svg:height="0.1cm" svg:x="0.5cm" svg:y="1.8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An amplifier speaker</dc:title>
    <meta:creation-date>2011-02-07T17:12:02</meta:creation-date>
    <meta:editing-duration>P0D</meta:editing-duration>
    <meta:editing-cycles>1</meta:editing-cycles>
    <meta:document-statistic meta:object-count="11"/>
    <meta:generator>OpenOffice.org/3.3$Linux OpenOffice.org_project/330m20$Build-9567</meta:generator>
  </office:meta>
</office:document-meta>
</file>